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FreeMono" svg:font-family="FreeMono"/>
    <style:font-face style:name="Liberation Serif" svg:font-family="'Liberation Serif'"/>
    <style:font-face style:name="Segoe UI Symbol" svg:font-family="'Segoe UI Symbol'"/>
    <style:font-face style:name="Symbol" svg:font-family="Symbol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Таблица1" style:family="table">
      <style:table-properties style:width="17.381cm" fo:margin-left="0cm" table:align="left" style:may-break-between-rows="true" style:writing-mode="lr-tb"/>
    </style:style>
    <style:style style:name="Таблица1.A" style:family="table-column">
      <style:table-column-properties style:column-width="7.669cm"/>
    </style:style>
    <style:style style:name="Таблица1.B" style:family="table-column">
      <style:table-column-properties style:column-width="4.602cm"/>
    </style:style>
    <style:style style:name="Таблица1.C" style:family="table-column">
      <style:table-column-properties style:column-width="5.11cm"/>
    </style:style>
    <style:style style:name="Таблица1.1" style:family="table-row">
      <style:table-row-properties style:min-row-height="1.083cm"/>
    </style:style>
    <style:style style:name="Таблица1.A1" style:family="table-cell">
      <style:table-cell-properties fo:background-color="#ffffff" fo:padding-left="0.191cm" fo:padding-right="0.191cm" fo:padding-top="0cm" fo:padding-bottom="0cm" fo:border="0.05pt solid #000000" fo:vertical-align="bottom">
        <style:background-image/>
      </style:table-cell-properties>
    </style:style>
    <style:style style:name="Таблица1.B1" style:family="table-cell">
      <style:table-cell-properties fo:background-color="#ffffff" fo:padding-left="0.191cm" fo:padding-right="0.191cm" fo:padding-top="0cm" fo:padding-bottom="0cm" fo:border-left="0.05pt solid #000000" fo:border-right="0.05pt solid #000000" fo:border-top="0.05pt solid #000000" fo:border-bottom="0.5pt solid #000000" fo:vertical-align="bottom">
        <style:background-image/>
      </style:table-cell-properties>
    </style:style>
    <style:style style:name="Таблица1.B2" style:family="table-cell">
      <style:table-cell-properties fo:background-color="#ffffff" fo:padding-left="0.191cm" fo:padding-right="0.191cm" fo:padding-top="0cm" fo:padding-bottom="0cm" fo:border-left="0.05pt solid #000000" fo:border-right="0.05pt solid #000000" fo:border-top="0.5pt solid #000000" fo:border-bottom="0.5pt solid #000000" fo:vertical-align="bottom">
        <style:background-image/>
      </style:table-cell-properties>
    </style:style>
    <style:style style:name="P1" style:family="paragraph" style:parent-style-name="Standard">
      <style:paragraph-properties fo:line-height="150%" fo:text-align="center" style:justify-single-word="false"/>
    </style:style>
    <style:style style:name="P2" style:family="paragraph" style:parent-style-name="Standard">
      <style:paragraph-properties fo:line-height="150%" fo:text-align="start" style:justify-single-word="false"/>
    </style:style>
    <style:style style:name="P3" style:family="paragraph" style:parent-style-name="Standard">
      <style:paragraph-properties fo:line-height="100%" fo:text-align="start" style:justify-single-word="false"/>
    </style:style>
    <style:style style:name="P4" style:family="paragraph" style:parent-style-name="Standard">
      <style:paragraph-properties fo:line-height="100%" fo:text-align="center" style:justify-single-word="false"/>
    </style:style>
    <style:style style:name="P5" style:family="paragraph" style:parent-style-name="Standard">
      <style:paragraph-properties fo:margin-left="0cm" fo:margin-right="0cm" fo:line-height="150%" fo:text-align="start" style:justify-single-word="false" fo:text-indent="1.251cm" style:auto-text-indent="false"/>
    </style:style>
    <style:style style:name="P6" style:family="paragraph" style:parent-style-name="Standard">
      <style:paragraph-properties fo:margin-left="0cm" fo:margin-right="0cm" fo:margin-top="0cm" fo:margin-bottom="0.247cm" loext:contextual-spacing="false" fo:line-height="150%" fo:text-align="start" style:justify-single-word="false" fo:text-indent="1.251cm" style:auto-text-indent="false"/>
    </style:style>
    <style:style style:name="P7" style:family="paragraph" style:parent-style-name="Standard">
      <style:paragraph-properties fo:margin-top="0cm" fo:margin-bottom="0.247cm" loext:contextual-spacing="false" fo:line-height="120%" fo:text-align="start" style:justify-single-word="false"/>
    </style:style>
    <style:style style:name="P8" style:family="paragraph" style:parent-style-name="Standard">
      <style:paragraph-properties fo:line-height="150%" fo:text-align="center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9" style:family="paragraph" style:parent-style-name="Standard">
      <style:paragraph-properties fo:line-height="150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10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11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4pt" fo:font-weight="normal" fo:background-color="transparent" style:font-name-asian="Calibri1" style:font-name-complex="Calibri1"/>
    </style:style>
    <style:style style:name="P12" style:family="paragraph" style:parent-style-name="Standard">
      <style:paragraph-properties fo:line-height="150%" fo:text-align="center" style:justify-single-word="false"/>
      <style:text-properties fo:text-transform="uppercase" style:use-window-font-color="true" style:font-name="Calibri1" fo:font-size="14pt" fo:font-weight="bold" fo:background-color="transparent" style:font-name-asian="Calibri1" style:font-name-complex="Calibri1"/>
    </style:style>
    <style:style style:name="P13" style:family="paragraph" style:parent-style-name="Standard">
      <style:paragraph-properties fo:line-height="100%" fo:text-align="center" style:justify-single-word="false"/>
      <style:text-properties fo:color="#000000" style:font-name="Calibri1" fo:font-size="14pt" fo:font-weight="normal" fo:background-color="transparent" style:font-name-asian="Calibri1" style:font-name-complex="Calibri1"/>
    </style:style>
    <style:style style:name="P14" style:family="paragraph" style:parent-style-name="Standard" style:list-style-name="L1">
      <style:paragraph-properties fo:line-height="120%" fo:text-align="start" style:justify-single-word="false"/>
    </style:style>
    <style:style style:name="P15" style:family="paragraph" style:parent-style-name="Standard">
      <style:paragraph-properties fo:line-height="150%" fo:text-align="center" style:justify-single-word="false"/>
    </style:style>
    <style:style style:name="P16" style:family="paragraph" style:parent-style-name="Standard" style:list-style-name="L1">
      <style:paragraph-properties fo:margin-top="0cm" fo:margin-bottom="0.247cm" loext:contextual-spacing="false" fo:line-height="120%" fo:text-align="start" style:justify-single-word="false"/>
    </style:style>
    <style:style style:name="P17" style:family="paragraph" style:parent-style-name="Standard">
      <style:paragraph-properties fo:margin-left="0cm" fo:margin-right="0cm" fo:line-height="150%" fo:text-align="start" style:justify-single-word="false" fo:text-indent="1.251cm" style:auto-text-indent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18" style:family="paragraph" style:parent-style-name="Standard">
      <style:paragraph-properties fo:margin-left="0cm" fo:margin-right="0cm" fo:line-height="150%" fo:text-align="start" style:justify-single-word="false" fo:text-indent="1.251cm" style:auto-text-indent="false"/>
      <style:text-properties fo:color="#000000" style:font-name="FreeMono" fo:font-size="12pt" fo:font-weight="normal" fo:background-color="transparent" style:font-name-asian="FreeMono" style:font-name-complex="FreeMono"/>
    </style:style>
    <style:style style:name="T1" style:family="text">
      <style:text-properties fo:text-transform="uppercase" style:use-window-font-color="true" style:font-name="Calibri1" fo:font-size="14pt" fo:font-weight="bold" fo:background-color="transparent" loext:char-shading-value="0" style:font-name-asian="Calibri1" style:font-name-complex="Calibri1"/>
    </style:style>
    <style:style style:name="T2" style:family="text">
      <style:text-properties fo:text-transform="uppercase" style:use-window-font-color="true" style:font-name="Liberation Serif" fo:font-size="14pt" fo:font-weight="bold" fo:background-color="transparent" loext:char-shading-value="0" style:font-name-asian="Liberation Serif" style:font-name-complex="Liberation Serif"/>
    </style:style>
    <style:style style:name="T3" style:family="text">
      <style:text-properties style:use-window-font-color="true" style:font-name="Calibri1" fo:font-size="14pt" fo:font-weight="bold" fo:background-color="transparent" loext:char-shading-value="0" style:font-name-asian="Calibri1" style:font-name-complex="Calibri1"/>
    </style:style>
    <style:style style:name="T4" style:family="text">
      <style:text-properties style:use-window-font-color="true" style:font-name="Calibri1" fo:font-size="14pt" fo:font-weight="normal" fo:background-color="transparent" loext:char-shading-value="0" style:font-name-asian="Calibri1" style:font-name-complex="Calibri1"/>
    </style:style>
    <style:style style:name="T5" style:family="text">
      <style:text-properties style:use-window-font-color="true" style:font-name="Calibri1" fo:font-size="11pt" fo:font-weight="normal" fo:background-color="transparent" loext:char-shading-value="0" style:font-name-asian="Calibri1" style:font-name-complex="Calibri1"/>
    </style:style>
    <style:style style:name="T6" style:family="text">
      <style:text-properties style:use-window-font-color="true" style:font-name="Liberation Serif" fo:font-size="14pt" fo:font-weight="bold" fo:background-color="transparent" loext:char-shading-value="0" style:font-name-asian="Liberation Serif" style:font-name-complex="Liberation Serif"/>
    </style:style>
    <style:style style:name="T7" style:family="text">
      <style:text-properties style:use-window-font-color="true" style:font-name="Liberation Serif" fo:font-size="14pt" fo:font-weight="normal" fo:background-color="transparent" loext:char-shading-value="0" style:font-name-asian="Liberation Serif" style:font-name-complex="Liberation Serif"/>
    </style:style>
    <style:style style:name="T8" style:family="text">
      <style:text-properties fo:color="#000000" style:font-name="Liberation Serif" fo:font-size="14pt" fo:font-weight="bold" fo:background-color="transparent" loext:char-shading-value="0" style:font-name-asian="Liberation Serif" style:font-name-complex="Liberation Serif"/>
    </style:style>
    <style:style style:name="T9" style:family="text">
      <style:text-properties fo:color="#000000" style:font-name="Liberation Serif" fo:font-size="14pt" fo:font-weight="normal" fo:background-color="transparent" loext:char-shading-value="0" style:font-name-asian="Liberation Serif" style:font-name-complex="Liberation Serif"/>
    </style:style>
    <style:style style:name="T10" style:family="text">
      <style:text-properties fo:color="#000000" style:font-name="Calibri1" fo:font-size="14pt" fo:font-weight="bold" fo:background-color="transparent" loext:char-shading-value="0" style:font-name-asian="Calibri1" style:font-name-complex="Calibri1"/>
    </style:style>
    <style:style style:name="T11" style:family="text">
      <style:text-properties fo:color="#000000" style:font-name="Calibri1" fo:font-size="14pt" fo:font-weight="bold" fo:background-color="transparent" loext:char-shading-value="0" style:font-name-asian="Calibri1" style:font-weight-asian="bold" style:font-name-complex="Calibri1" style:font-weight-complex="bold"/>
    </style:style>
    <style:style style:name="T12" style:family="text">
      <style:text-properties fo:color="#000000" style:font-name="Calibri1" fo:font-size="14pt" fo:font-weight="normal" fo:background-color="transparent" loext:char-shading-value="0" style:font-name-asian="Calibri1" style:font-name-complex="Calibri1"/>
    </style:style>
    <style:style style:name="T13" style:family="text">
      <style:text-properties fo:color="#000000" style:font-name="Calibri1" fo:font-size="12pt" fo:font-weight="normal" fo:background-color="transparent" loext:char-shading-value="0" style:font-name-asian="Calibri1" style:font-name-complex="Calibri1"/>
    </style:style>
    <style:style style:name="T14" style:family="text">
      <style:text-properties fo:color="#000000" style:font-name="Segoe UI Symbol" fo:font-size="14pt" fo:font-weight="bold" fo:background-color="transparent" loext:char-shading-value="0" style:font-name-asian="Segoe UI Symbol" style:font-name-complex="Segoe UI Symbol"/>
    </style:style>
    <style:style style:name="T15" style:family="text">
      <style:text-properties fo:color="#000000" style:font-name="FreeMono" fo:font-size="12pt" fo:font-weight="normal" fo:background-color="transparent" loext:char-shading-value="0" style:font-name-asian="FreeMono" style:font-name-complex="FreeMono"/>
    </style:style>
    <style:style style:name="T16" style:family="text">
      <style:text-properties fo:color="#ff0000" style:font-name="Liberation Serif" fo:font-size="14pt" fo:font-weight="bold" fo:background-color="transparent" loext:char-shading-value="0" style:font-name-asian="Liberation Serif" style:font-name-complex="Liberation Serif"/>
    </style:style>
    <text:list-style style:name="L1">
      <text:list-level-style-bullet text:level="1" text:bullet-char="•">
        <style:list-level-properties text:space-before="0.748cm" text:min-label-width="0.499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МИНОБРНАУКИ</text:span><text:span text:style-name="T2"> </text:span><text:span text:style-name="T1">РОССИИ</text:span></text:p>
      <text:p text:style-name="P1"><text:span text:style-name="T1">Санкт</text:span><text:span text:style-name="T2">-</text:span><text:span text:style-name="T1">Петербургский</text:span><text:span text:style-name="T2"> </text:span><text:span text:style-name="T1">государственный</text:span></text:p>
      <text:p text:style-name="P1"><text:span text:style-name="T1">электротехнический</text:span><text:span text:style-name="T2"> </text:span><text:span text:style-name="T1">университет</text:span></text:p>
      <text:p text:style-name="P1"><text:span text:style-name="T2">«</text:span><text:span text:style-name="T1">ЛЭТИ</text:span><text:span text:style-name="T2">» </text:span><text:span text:style-name="T1">им</text:span><text:span text:style-name="T2">. </text:span><text:span text:style-name="T1">В</text:span><text:span text:style-name="T2">.</text:span><text:span text:style-name="T1">И</text:span><text:span text:style-name="T2">. </text:span><text:span text:style-name="T1">Ульянова</text:span><text:span text:style-name="T2"> (</text:span><text:span text:style-name="T1">Ленина</text:span><text:span text:style-name="T2">)</text:span></text:p>
      <text:p text:style-name="P1"><text:span text:style-name="T3">Кафедра</text:span><text:span text:style-name="T8"> </text:span><text:span text:style-name="T10">МО</text:span><text:span text:style-name="T8"> </text:span><text:span text:style-name="T10">ЭВМ</text:span></text:p>
      <text:p text:style-name="P8"/>
      <text:p text:style-name="P8"/>
      <text:p text:style-name="P8"/>
      <text:p text:style-name="P8"/>
      <text:p text:style-name="P8"/>
      <text:p text:style-name="P12">отчет</text:p>
      <text:p text:style-name="P1"><text:span text:style-name="T3">по</text:span><text:span text:style-name="T6"> </text:span><text:span text:style-name="T3">лабораторной</text:span><text:span text:style-name="T6"> </text:span><text:span text:style-name="T3">работе</text:span><text:span text:style-name="T16"> </text:span><text:span text:style-name="T14">№</text:span><text:span text:style-name="T8">1</text:span></text:p>
      <text:p text:style-name="P1"><text:span text:style-name="T3">по</text:span><text:span text:style-name="T6"> </text:span><text:span text:style-name="T3">дисциплине</text:span><text:span text:style-name="T6"> </text:span><text:span text:style-name="T8">«</text:span><text:span text:style-name="T10">Программирование</text:span><text:span text:style-name="T8">»</text:span></text:p>
      <text:p text:style-name="P1"><text:span text:style-name="T3">Тема</text:span><text:span text:style-name="T6">: </text:span><text:span text:style-name="T10">Стандартная</text:span><text:span text:style-name="T8"> </text:span><text:span text:style-name="T10">библеотека</text:span><text:span text:style-name="T8"> </text:span><text:span text:style-name="T10">Си</text:span></text:p>
      <text:p text:style-name="P8"/>
      <text:p text:style-name="P8"/>
      <text:p text:style-name="P8"/>
      <text:p text:style-name="P8"/>
      <text:p text:style-name="P9"/>
      <text:p text:style-name="P8"/>
      <text:p text:style-name="P8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3"><text:span text:style-name="T4">Студент</text:span><text:span text:style-name="T7"> </text:span><text:span text:style-name="T4">гр</text:span><text:span text:style-name="T7">. </text:span><text:span text:style-name="T9">6303</text:span></text:p>
          </table:table-cell>
          <table:table-cell table:style-name="Таблица1.B1" office:value-type="string">
            <text:p text:style-name="P10"/>
          </table:table-cell>
          <table:table-cell table:style-name="Таблица1.A1" office:value-type="string">
            <text:p text:style-name="P4"><text:span text:style-name="T12">Гречков</text:span><text:span text:style-name="T9"> </text:span><text:span text:style-name="T12">С</text:span><text:span text:style-name="T9">.</text:span><text:span text:style-name="T12">Д</text:span><text:span text:style-name="T9">.</text:span></text:p>
          </table:table-cell>
        </table:table-row>
        <table:table-row table:style-name="Таблица1.1">
          <table:table-cell table:style-name="Таблица1.A1" office:value-type="string">
            <text:p text:style-name="P11">Преподаватель</text:p>
          </table:table-cell>
          <table:table-cell table:style-name="Таблица1.B2" office:value-type="string">
            <text:p text:style-name="P10"/>
          </table:table-cell>
          <table:table-cell table:style-name="Таблица1.A1" office:value-type="string">
            <text:p text:style-name="P13">Берленко Т.А.</text:p>
          </table:table-cell>
        </table:table-row>
      </table:table>
      <text:p text:style-name="P8"/>
      <text:p text:style-name="P8"><text:line-break/></text:p>
      <text:p text:style-name="P8"/>
      <text:p text:style-name="P8"/>
      <text:p text:style-name="P8"/>
      <text:p text:style-name="P1"><text:span text:style-name="T4">Санкт</text:span><text:span text:style-name="T7">-</text:span><text:span text:style-name="T4">Петербург</text:span></text:p>
      <text:p text:style-name="P1"><text:span text:style-name="T9">2017</text:span></text:p>
      <text:p text:style-name="P5"><text:soft-page-break/><text:span text:style-name="T3">Цель</text:span><text:span text:style-name="T6"> </text:span><text:span text:style-name="T3">работы</text:span><text:span text:style-name="T6">.</text:span></text:p>
      <text:p text:style-name="P6"><text:span text:style-name="T12">Напишсать</text:span><text:span text:style-name="T9"> </text:span><text:span text:style-name="T12">программу</text:span><text:span text:style-name="T9">, </text:span><text:span text:style-name="T12">на</text:span><text:span text:style-name="T9"> </text:span><text:span text:style-name="T12">вход</text:span><text:span text:style-name="T9"> </text:span><text:span text:style-name="T12">которой</text:span><text:span text:style-name="T9"> </text:span><text:span text:style-name="T12">подается</text:span><text:span text:style-name="T9"> </text:span><text:span text:style-name="T12">массив</text:span><text:span text:style-name="T9"> </text:span><text:span text:style-name="T12">целых</text:span><text:span text:style-name="T9"> </text:span><text:span text:style-name="T12">чисел</text:span><text:span text:style-name="T9"> </text:span><text:span text:style-name="T12">длины</text:span><text:span text:style-name="T9"> </text:span><text:span text:style-name="T8">1000, </text:span><text:span text:style-name="T12">при</text:span><text:span text:style-name="T9"> </text:span><text:span text:style-name="T12">этом</text:span><text:span text:style-name="T9"> </text:span><text:span text:style-name="T12">число</text:span><text:span text:style-name="T9"> </text:span><text:span text:style-name="T8">0 </text:span><text:span text:style-name="T12">либо</text:span><text:span text:style-name="T9"> </text:span><text:span text:style-name="T12">встречается</text:span><text:span text:style-name="T9"> </text:span><text:span text:style-name="T12">один</text:span><text:span text:style-name="T9"> </text:span><text:span text:style-name="T12">раз</text:span><text:span text:style-name="T9">, </text:span><text:span text:style-name="T12">либо</text:span><text:span text:style-name="T9"> </text:span><text:span text:style-name="T12">не</text:span><text:span text:style-name="T9"> </text:span><text:span text:style-name="T12">встречается</text:span><text:span text:style-name="T9">.</text:span></text:p>
      <text:p text:style-name="P7"><text:span text:style-name="T4">Программа</text:span><text:span text:style-name="T7"> </text:span><text:span text:style-name="T4">должна</text:span><text:span text:style-name="T7"> </text:span><text:span text:style-name="T4">совершать</text:span><text:span text:style-name="T7"> </text:span><text:span text:style-name="T4">следующие</text:span><text:span text:style-name="T7"> </text:span><text:span text:style-name="T4">действия</text:span><text:span text:style-name="T7">:</text:span></text:p>
      <text:list xml:id="list2261062735727667766" text:style-name="L1">
        <text:list-item>
          <text:p text:style-name="P14"><text:span text:style-name="T4">отсортировать</text:span><text:span text:style-name="T7"> </text:span><text:span text:style-name="T4">массив</text:span><text:span text:style-name="T7">, </text:span><text:span text:style-name="T4">используя</text:span><text:span text:style-name="T7"> </text:span><text:span text:style-name="T4">алгоритм</text:span><text:span text:style-name="T7"> </text:span><text:span text:style-name="T4">быстрой</text:span><text:span text:style-name="T7"> </text:span><text:span text:style-name="T4">сортировки</text:span><text:span text:style-name="T7"> (</text:span><text:span text:style-name="T4">см</text:span><text:span text:style-name="T7">. </text:span><text:span text:style-name="T3">функции</text:span><text:span text:style-name="T6"> </text:span><text:span text:style-name="T3">стандартной</text:span><text:span text:style-name="T6"> </text:span><text:span text:style-name="T3">библиотеки</text:span><text:span text:style-name="T6">)</text:span></text:p>
        </text:list-item>
        <text:list-item>
          <text:p text:style-name="P14"><text:span text:style-name="T4">определить</text:span><text:span text:style-name="T7">, </text:span><text:span text:style-name="T4">присутствует</text:span><text:span text:style-name="T7"> </text:span><text:span text:style-name="T4">ли</text:span><text:span text:style-name="T7"> </text:span><text:span text:style-name="T4">в</text:span><text:span text:style-name="T7"> </text:span><text:span text:style-name="T4">массиве</text:span><text:span text:style-name="T7"> </text:span><text:span text:style-name="T4">число</text:span><text:span text:style-name="T7"> </text:span><text:span text:style-name="T6">0</text:span><text:span text:style-name="T7">, </text:span><text:span text:style-name="T4">используя</text:span><text:span text:style-name="T7"> </text:span><text:span text:style-name="T4">алгоритм</text:span><text:span text:style-name="T7"> </text:span><text:span text:style-name="T4">двоичного</text:span><text:span text:style-name="T7"> </text:span><text:span text:style-name="T4">поиска</text:span><text:span text:style-name="T7"> (</text:span><text:span text:style-name="T4">для</text:span><text:span text:style-name="T7"> </text:span><text:span text:style-name="T4">реализации</text:span><text:span text:style-name="T7"> </text:span><text:span text:style-name="T4">алгоритма</text:span><text:span text:style-name="T7"> </text:span><text:span text:style-name="T4">двоичного</text:span><text:span text:style-name="T7"> </text:span><text:span text:style-name="T4">поиска</text:span><text:span text:style-name="T7"> </text:span><text:span text:style-name="T4">используйте</text:span><text:span text:style-name="T7"> </text:span><text:span text:style-name="T3">функцию</text:span><text:span text:style-name="T6"> </text:span><text:span text:style-name="T3">стандартной</text:span><text:span text:style-name="T6"> </text:span><text:span text:style-name="T3">библиотеки</text:span><text:span text:style-name="T6">)</text:span></text:p>
        </text:list-item>
        <text:list-item>
          <text:p text:style-name="P14"><text:span text:style-name="T4">посчитать</text:span><text:span text:style-name="T7"> </text:span><text:span text:style-name="T4">время</text:span><text:span text:style-name="T7">, </text:span><text:span text:style-name="T4">за</text:span><text:span text:style-name="T7"> </text:span><text:span text:style-name="T4">которое</text:span><text:span text:style-name="T7"> </text:span><text:span text:style-name="T4">совершен</text:span><text:span text:style-name="T7"> </text:span><text:span text:style-name="T4">поиск</text:span><text:span text:style-name="T7"> </text:span><text:span text:style-name="T4">числа</text:span><text:span text:style-name="T7"> </text:span><text:span text:style-name="T6">0</text:span><text:span text:style-name="T7">, </text:span><text:span text:style-name="T4">используя</text:span><text:span text:style-name="T7"> </text:span><text:span text:style-name="T4">при</text:span><text:span text:style-name="T7"> </text:span><text:span text:style-name="T4">этом</text:span><text:span text:style-name="T7"> </text:span><text:span text:style-name="T3">функцию</text:span><text:span text:style-name="T6"> </text:span><text:span text:style-name="T3">стандартной</text:span><text:span text:style-name="T6"> </text:span><text:span text:style-name="T3">библиотеки</text:span></text:p>
        </text:list-item>
        <text:list-item>
          <text:p text:style-name="P14"><text:span text:style-name="T4">вывести</text:span><text:span text:style-name="T7"> </text:span><text:span text:style-name="T4">строку</text:span><text:span text:style-name="T7"> "exists", </text:span><text:span text:style-name="T4">если</text:span><text:span text:style-name="T7"> </text:span><text:span text:style-name="T4">ноль</text:span><text:span text:style-name="T7"> </text:span><text:span text:style-name="T4">в</text:span><text:span text:style-name="T7"> </text:span><text:span text:style-name="T4">массиве</text:span><text:span text:style-name="T7"> </text:span><text:span text:style-name="T4">есть</text:span><text:span text:style-name="T7"> </text:span><text:span text:style-name="T4">и</text:span><text:span text:style-name="T7"> "doesn't exist" </text:span><text:span text:style-name="T4">в</text:span><text:span text:style-name="T7"> </text:span><text:span text:style-name="T4">противном</text:span><text:span text:style-name="T7"> </text:span><text:span text:style-name="T4">случае</text:span></text:p>
        </text:list-item>
        <text:list-item>
          <text:p text:style-name="P14"><text:span text:style-name="T4">вывести</text:span><text:span text:style-name="T7"> </text:span><text:span text:style-name="T4">время</text:span><text:span text:style-name="T7">, </text:span><text:span text:style-name="T4">за</text:span><text:span text:style-name="T7"> </text:span><text:span text:style-name="T4">которое</text:span><text:span text:style-name="T7"> </text:span><text:span text:style-name="T4">был</text:span><text:span text:style-name="T7"> </text:span><text:span text:style-name="T4">совершен</text:span><text:span text:style-name="T7"> </text:span><text:span text:style-name="T4">двоичный</text:span><text:span text:style-name="T7"> </text:span><text:span text:style-name="T4">поиск</text:span></text:p>
        </text:list-item>
        <text:list-item>
          <text:p text:style-name="P14"><text:span text:style-name="T4">определить</text:span><text:span text:style-name="T7">, </text:span><text:span text:style-name="T4">присутствует</text:span><text:span text:style-name="T7"> </text:span><text:span text:style-name="T4">ли</text:span><text:span text:style-name="T7"> </text:span><text:span text:style-name="T4">в</text:span><text:span text:style-name="T7"> </text:span><text:span text:style-name="T4">массиве</text:span><text:span text:style-name="T7"> </text:span><text:span text:style-name="T4">число</text:span><text:span text:style-name="T7"> </text:span><text:span text:style-name="T6">0</text:span><text:span text:style-name="T7">, </text:span><text:span text:style-name="T4">используя</text:span><text:span text:style-name="T7"> </text:span><text:span text:style-name="T4">перебор</text:span><text:span text:style-name="T7"> </text:span><text:span text:style-name="T4">всех</text:span><text:span text:style-name="T7"> </text:span><text:span text:style-name="T4">чисел</text:span><text:span text:style-name="T7"> </text:span><text:span text:style-name="T4">массива</text:span></text:p>
        </text:list-item>
        <text:list-item>
          <text:p text:style-name="P14"><text:span text:style-name="T4">посчитать</text:span><text:span text:style-name="T7"> </text:span><text:span text:style-name="T4">время</text:span><text:span text:style-name="T7">, </text:span><text:span text:style-name="T4">за</text:span><text:span text:style-name="T7"> </text:span><text:span text:style-name="T4">которое</text:span><text:span text:style-name="T7"> </text:span><text:span text:style-name="T4">совершен</text:span><text:span text:style-name="T7"> </text:span><text:span text:style-name="T4">поиск</text:span><text:span text:style-name="T7"> </text:span><text:span text:style-name="T4">числа</text:span><text:span text:style-name="T7"> </text:span><text:span text:style-name="T6">0 </text:span><text:span text:style-name="T4">перебором</text:span><text:span text:style-name="T7">, </text:span><text:span text:style-name="T4">используя</text:span><text:span text:style-name="T7"> </text:span><text:span text:style-name="T4">при</text:span><text:span text:style-name="T7"> </text:span><text:span text:style-name="T4">этом</text:span><text:span text:style-name="T7"> </text:span><text:span text:style-name="T3">функцию</text:span><text:span text:style-name="T6"> </text:span><text:span text:style-name="T3">стандартной</text:span><text:span text:style-name="T6"> </text:span><text:span text:style-name="T3">библиотеки</text:span></text:p>
        </text:list-item>
        <text:list-item>
          <text:p text:style-name="P14"><text:span text:style-name="T4">вывести</text:span><text:span text:style-name="T7"> </text:span><text:span text:style-name="T4">строку</text:span><text:span text:style-name="T7"> "exists", </text:span><text:span text:style-name="T4">если</text:span><text:span text:style-name="T7"> </text:span><text:span text:style-name="T6">0</text:span><text:span text:style-name="T7"> </text:span><text:span text:style-name="T4">в</text:span><text:span text:style-name="T7"> </text:span><text:span text:style-name="T4">массиве</text:span><text:span text:style-name="T7"> </text:span><text:span text:style-name="T4">есть</text:span><text:span text:style-name="T7"> </text:span><text:span text:style-name="T4">и</text:span><text:span text:style-name="T7"> "doesn't exist" </text:span><text:span text:style-name="T4">в</text:span><text:span text:style-name="T7"> </text:span><text:span text:style-name="T4">противном</text:span><text:span text:style-name="T7"> </text:span><text:span text:style-name="T4">случае</text:span></text:p>
        </text:list-item>
        <text:list-item>
          <text:p text:style-name="P16"><text:span text:style-name="T4">вывести</text:span><text:span text:style-name="T7"> </text:span><text:span text:style-name="T4">время</text:span><text:span text:style-name="T7">, </text:span><text:span text:style-name="T4">за</text:span><text:span text:style-name="T7"> </text:span><text:span text:style-name="T4">которое</text:span><text:span text:style-name="T7"> </text:span><text:span text:style-name="T4">была</text:span><text:span text:style-name="T7"> </text:span><text:span text:style-name="T4">совершен</text:span><text:span text:style-name="T7"> </text:span><text:span text:style-name="T4">поиск</text:span><text:span text:style-name="T7"> </text:span><text:span text:style-name="T4">перебором</text:span><text:span text:style-name="T7">.</text:span></text:p>
        </text:list-item>
      </text:list>
      <text:p text:style-name="P17"/>
      <text:p text:style-name="P5"><text:span text:style-name="T10">Описание</text:span><text:span text:style-name="T8"> </text:span><text:span text:style-name="T10">работы</text:span><text:span text:style-name="T8"> </text:span><text:span text:style-name="T10">программы</text:span><text:span text:style-name="T8">.</text:span></text:p>
      <text:p text:style-name="P5"><text:span text:style-name="T12">Программа</text:span><text:span text:style-name="T9"> </text:span><text:span text:style-name="T12">представлена</text:span><text:span text:style-name="T9"> </text:span><text:span text:style-name="T12">в</text:span><text:span text:style-name="T9"> </text:span><text:span text:style-name="T12">виде</text:span><text:span text:style-name="T9"> </text:span><text:span text:style-name="T12">нескольких</text:span><text:span text:style-name="T9"> </text:span><text:span text:style-name="T12">функций</text:span><text:span text:style-name="T9">:</text:span></text:p>
      <text:p text:style-name="P2"><text:span text:style-name="T9">1) </text:span><text:span text:style-name="T12">Вспомогательных</text:span><text:span text:style-name="T9">, </text:span><text:span text:style-name="T12">таких</text:span><text:span text:style-name="T9"> </text:span><text:span text:style-name="T12">как</text:span><text:span text:style-name="T9"> int comp (int* a, int* b) </text:span><text:span text:style-name="T12">и</text:span><text:span text:style-name="T9"> int funccompar (int* key,int* cmpelem)<text:line-break/>2) </text:span><text:span text:style-name="T12">Основных</text:span><text:span text:style-name="T9">, </text:span><text:span text:style-name="T12">таких</text:span><text:span text:style-name="T9"> </text:span><text:span text:style-name="T12">как</text:span><text:span text:style-name="T9"> int SortAndCompare(int* arr, int n, int elem) , </text:span><text:span text:style-name="T12">которая</text:span><text:span text:style-name="T9"> </text:span><text:span text:style-name="T12">выполняет</text:span><text:span text:style-name="T9"> </text:span><text:span text:style-name="T12">сортировку</text:span><text:span text:style-name="T9"> </text:span><text:span text:style-name="T12">массива</text:span><text:span text:style-name="T9">, </text:span><text:span text:style-name="T12">поиск</text:span><text:span text:style-name="T9"> </text:span><text:span text:style-name="T12">элемента</text:span><text:span text:style-name="T9"> </text:span><text:span text:style-name="T12">в</text:span><text:span text:style-name="T9"> </text:span><text:span text:style-name="T12">массиве</text:span><text:span text:style-name="T9"> </text:span><text:span text:style-name="T12">и</text:span><text:span text:style-name="T9"> </text:span><text:soft-page-break/><text:span text:style-name="T12">замеряет</text:span><text:span text:style-name="T9"> </text:span><text:span text:style-name="T12">время</text:span><text:span text:style-name="T9"> </text:span><text:span text:style-name="T12">работы</text:span><text:span text:style-name="T9"> </text:span><text:span text:style-name="T12">функций</text:span><text:span text:style-name="T9"> </text:span><text:span text:style-name="T12">поиска</text:span><text:span text:style-name="T9"> </text:span><text:span text:style-name="T12">элемента</text:span><text:span text:style-name="T9">, </text:span><text:span text:style-name="T12">и</text:span><text:span text:style-name="T9"> int main(), </text:span><text:span text:style-name="T12">цель</text:span><text:span text:style-name="T9"> </text:span><text:span text:style-name="T12">которой</text:span><text:span text:style-name="T9"> </text:span><text:span text:style-name="T12">является</text:span><text:span text:style-name="T9"> </text:span><text:span text:style-name="T12">заполнение</text:span><text:span text:style-name="T9"> </text:span><text:span text:style-name="T12">массива</text:span><text:span text:style-name="T9"> </text:span><text:span text:style-name="T12">и</text:span><text:span text:style-name="T9"> </text:span><text:span text:style-name="T12">его</text:span><text:span text:style-name="T9"> </text:span><text:span text:style-name="T12">передача</text:span><text:span text:style-name="T9"> </text:span><text:span text:style-name="T12">в</text:span><text:span text:style-name="T9"> </text:span><text:span text:style-name="T12">функцию</text:span><text:span text:style-name="T9"> SortAndCompare.</text:span></text:p>
      <text:p text:style-name="P5"><text:span text:style-name="T12">Исходный</text:span><text:span text:style-name="T9"> </text:span><text:span text:style-name="T12">код</text:span><text:span text:style-name="T9"> </text:span><text:span text:style-name="T12">программы</text:span><text:span text:style-name="T9">.</text:span></text:p>
      <text:p text:style-name="P18">##include &lt;stdio.h&gt;</text:p>
      <text:p text:style-name="P18">#include &lt;stdlib.h&gt;</text:p>
      <text:p text:style-name="P18">#include &lt;string.h&gt;</text:p>
      <text:p text:style-name="P18">#include &lt;time.h&gt;</text:p>
      <text:p text:style-name="P5"><text:span text:style-name="T15">// </text:span><text:span text:style-name="T13">прототип</text:span><text:span text:style-name="T15"> </text:span><text:span text:style-name="T13">основной</text:span><text:span text:style-name="T15"> </text:span><text:span text:style-name="T13">функции</text:span><text:span text:style-name="T15"> </text:span><text:span text:style-name="T13">для</text:span><text:span text:style-name="T15"> </text:span><text:span text:style-name="T13">работы</text:span><text:span text:style-name="T15"> </text:span><text:span text:style-name="T13">с</text:span><text:span text:style-name="T15"> </text:span><text:span text:style-name="T13">программой</text:span></text:p>
      <text:p text:style-name="P18">int SortAndCompare(int* arr, int n, int elem);</text:p>
      <text:p text:style-name="P18">int funccompar (int* key,int* cmpelem);</text:p>
      <text:p text:style-name="P17"/>
      <text:p text:style-name="P18">#define m 1000</text:p>
      <text:p text:style-name="P17"/>
      <text:p text:style-name="P18">int main()</text:p>
      <text:p text:style-name="P18">{</text:p>
      <text:p text:style-name="P18"><text:tab/>int i;</text:p>
      <text:p text:style-name="P18"><text:tab/>char c;</text:p>
      <text:p text:style-name="P18"><text:tab/>int* value;</text:p>
      <text:p text:style-name="P18"><text:tab/>int* arr =(int*)malloc(sizeof(int)*m);</text:p>
      <text:p text:style-name="P18"><text:tab/>for(i=0;i&lt;m;++i)</text:p>
      <text:p text:style-name="P18"><text:tab/>{</text:p>
      <text:p text:style-name="P18"><text:tab/><text:tab/>scanf("%d",&amp;arr[i]);</text:p>
      <text:p text:style-name="P18"><text:tab/>}</text:p>
      <text:p text:style-name="P5"><text:span text:style-name="T15"><text:tab/>// </text:span><text:span text:style-name="T13">запуск</text:span><text:span text:style-name="T15"> </text:span><text:span text:style-name="T13">сортировки</text:span><text:span text:style-name="T15"> </text:span><text:span text:style-name="T13">и</text:span><text:span text:style-name="T15"> </text:span><text:span text:style-name="T13">поиска</text:span></text:p>
      <text:p text:style-name="P18"><text:tab/>SortAndCompare(arr,i,0); </text:p>
      <text:p text:style-name="P18"><text:tab/>free(arr);</text:p>
      <text:p text:style-name="P18"><text:tab/>return 0;</text:p>
      <text:p text:style-name="P18">}</text:p>
      <text:p text:style-name="P17"/>
      <text:p text:style-name="P18">int SortAndCompare(int *arr, int n, int elem)</text:p>
      <text:p text:style-name="P18">{<text:tab/><text:tab/></text:p>
      <text:p text:style-name="P5"><text:span text:style-name="T15"><text:tab/>// </text:span><text:span text:style-name="T13">фразы</text:span><text:span text:style-name="T15"> </text:span><text:span text:style-name="T13">ответов</text:span></text:p>
      <text:p text:style-name="P18"><text:tab/>char s1[10]="exists";</text:p>
      <text:p text:style-name="P18"><text:tab/>char s2[15]="doesn't exist"; </text:p>
      <text:p text:style-name="P5"><text:soft-page-break/><text:span text:style-name="T15"><text:tab/>// </text:span><text:span text:style-name="T13">сортировка</text:span><text:span text:style-name="T15"> </text:span><text:span text:style-name="T13">массива</text:span><text:span text:style-name="T15"> </text:span></text:p>
      <text:p text:style-name="P18"><text:tab/>qsort(arr, n,sizeof(int),( int(*) (const void *, const void*)) comp);</text:p>
      <text:p text:style-name="P18"><text:tab/>int timeqsort1=clock();</text:p>
      <text:p text:style-name="P5"><text:span text:style-name="T15"><text:tab/>// </text:span><text:span text:style-name="T13">бинарный</text:span><text:span text:style-name="T15"> </text:span><text:span text:style-name="T13">поиск</text:span><text:span text:style-name="T15"> </text:span><text:span text:style-name="T13">элемента</text:span><text:span text:style-name="T15"> elem</text:span></text:p>
      <text:p text:style-name="P18"><text:tab/>int* ptr = (int*)bsearch(&amp;elem, arr, n, sizeof(int), ( int(*) (const void *, const void*)) funccompar);</text:p>
      <text:p text:style-name="P18"><text:tab/>int timeqsort2=clock();</text:p>
      <text:p text:style-name="P5"><text:span text:style-name="T15"><text:tab/>// </text:span><text:span text:style-name="T13">вывод</text:span><text:span text:style-name="T15"> </text:span><text:span text:style-name="T13">информации</text:span><text:span text:style-name="T15"> </text:span><text:span text:style-name="T13">о</text:span><text:span text:style-name="T15"> </text:span><text:span text:style-name="T13">наличии</text:span><text:span text:style-name="T15"> </text:span><text:span text:style-name="T13">элемента</text:span><text:span text:style-name="T15"> </text:span><text:span text:style-name="T13">в</text:span><text:span text:style-name="T15"> </text:span><text:span text:style-name="T13">массиве</text:span></text:p>
      <text:p text:style-name="P18"><text:tab/>if (ptr!=NULL) printf("%s\n",s1);</text:p>
      <text:p text:style-name="P18"><text:tab/>else printf("%s\n",s2);</text:p>
      <text:p text:style-name="P5"><text:span text:style-name="T15"><text:tab/>// </text:span><text:span text:style-name="T13">вывод</text:span><text:span text:style-name="T15"> </text:span><text:span text:style-name="T13">времени</text:span><text:span text:style-name="T15"> </text:span><text:span text:style-name="T13">на</text:span><text:span text:style-name="T15"> </text:span><text:span text:style-name="T13">операцию</text:span><text:span text:style-name="T15"> </text:span><text:span text:style-name="T13">бинарного</text:span><text:span text:style-name="T15"> </text:span><text:span text:style-name="T13">поиска</text:span></text:p>
      <text:p text:style-name="P18"><text:tab/>printf("%d\n",timeqsort2-timeqsort1);</text:p>
      <text:p text:style-name="P18"><text:tab/>int i=0;</text:p>
      <text:p text:style-name="P5"><text:span text:style-name="T15"><text:tab/>// </text:span><text:span text:style-name="T13">алгоритм</text:span><text:span text:style-name="T15"> </text:span><text:span text:style-name="T13">поиска</text:span><text:span text:style-name="T15"> </text:span><text:span text:style-name="T13">элемента</text:span><text:span text:style-name="T15"> </text:span><text:span text:style-name="T13">с</text:span><text:span text:style-name="T15"> </text:span><text:span text:style-name="T13">помощью</text:span><text:span text:style-name="T15"> </text:span><text:span text:style-name="T13">перебора</text:span></text:p>
      <text:p text:style-name="P18"><text:tab/>while(i&lt;n)</text:p>
      <text:p text:style-name="P18"><text:tab/>{<text:tab/></text:p>
      <text:p text:style-name="P18"><text:tab/><text:tab/>if (arr[i]==elem)</text:p>
      <text:p text:style-name="P18"><text:tab/><text:tab/>{<text:tab/></text:p>
      <text:p text:style-name="P18"><text:tab/><text:tab/><text:tab/>i=n-1;</text:p>
      <text:p text:style-name="P18"><text:tab/><text:tab/>}</text:p>
      <text:p text:style-name="P18"><text:tab/><text:tab/>++i;<text:tab/><text:tab/></text:p>
      <text:p text:style-name="P18"><text:tab/>timeqsort2=clock(); </text:p>
      <text:p text:style-name="P5"><text:span text:style-name="T15"><text:tab/>// </text:span><text:span text:style-name="T13">вывод</text:span><text:span text:style-name="T15"> </text:span><text:span text:style-name="T13">информации</text:span><text:span text:style-name="T15"> </text:span><text:span text:style-name="T13">о</text:span><text:span text:style-name="T15"> </text:span><text:span text:style-name="T13">наличии</text:span><text:span text:style-name="T15"> </text:span><text:span text:style-name="T13">элемента</text:span><text:span text:style-name="T15"> </text:span><text:span text:style-name="T13">в</text:span><text:span text:style-name="T15"> </text:span><text:span text:style-name="T13">массиве</text:span></text:p>
      <text:p text:style-name="P18"><text:tab/>if (ptr!=NULL) printf("%s\n",s1); </text:p>
      <text:p text:style-name="P18"><text:tab/>else printf("%s\n",s2);<text:tab/><text:tab/><text:tab/><text:tab/></text:p>
      <text:p text:style-name="P5"><text:span text:style-name="T15"><text:tab/>// </text:span><text:span text:style-name="T13">вывод</text:span><text:span text:style-name="T15"> </text:span><text:span text:style-name="T13">времени</text:span><text:span text:style-name="T15"> </text:span><text:span text:style-name="T13">на</text:span><text:span text:style-name="T15"> </text:span><text:span text:style-name="T13">операцию</text:span><text:span text:style-name="T15"> </text:span><text:span text:style-name="T13">поиска</text:span><text:span text:style-name="T15"> </text:span><text:span text:style-name="T13">перебором</text:span><text:span text:style-name="T15"><text:tab/><text:tab/></text:span></text:p>
      <text:p text:style-name="P18"><text:tab/>printf("%d\n",timeqsort2-timeqsort1);</text:p>
      <text:p text:style-name="P17"/>
      <text:p text:style-name="P18">}</text:p>
      <text:p text:style-name="P18">int comp(int* a, int* b)</text:p>
      <text:p text:style-name="P18">{</text:p>
      <text:p text:style-name="P18"><text:tab/>return *a - *b;</text:p>
      <text:p text:style-name="P18">}</text:p>
      <text:p text:style-name="P18">int funccompar (int* key,int* cmpelem)</text:p>
      <text:p text:style-name="P18"><text:soft-page-break/>{</text:p>
      <text:p text:style-name="P17"/>
      <text:p text:style-name="P18"><text:s text:c="2"/>return ( *key - *cmpelem);</text:p>
      <text:p text:style-name="P18">}</text:p>
      <text:p text:style-name="P17"/>
      <text:p text:style-name="P17"/>
      <text:p text:style-name="P17"/>
      <text:p text:style-name="P5"><text:span text:style-name="T10">Составление</text:span><text:span text:style-name="T8"> </text:span><text:span text:style-name="T10">отчёта</text:span><text:span text:style-name="T8">.</text:span></text:p>
      <text:p text:style-name="P5"><text:span text:style-name="T12">По</text:span><text:span text:style-name="T9"> </text:span><text:span text:style-name="T12">лабораторной</text:span><text:span text:style-name="T9"> </text:span><text:span text:style-name="T12">работе</text:span><text:span text:style-name="T9"> </text:span><text:span text:style-name="T12">составлен</text:span><text:span text:style-name="T9"> </text:span><text:span text:style-name="T12">отчет</text:span><text:span text:style-name="T9"> Lr1.odt </text:span><text:span text:style-name="T12">и</text:span><text:span text:style-name="T9"> </text:span><text:span text:style-name="T12">помещён</text:span><text:span text:style-name="T9"> </text:span><text:span text:style-name="T12">в</text:span><text:span text:style-name="T9"> </text:span><text:span text:style-name="T12">папку</text:span><text:span text:style-name="T9"> lr1 </text:span><text:span text:style-name="T12">вместе</text:span><text:span text:style-name="T9"> </text:span><text:span text:style-name="T12">с</text:span><text:span text:style-name="T9"> </text:span><text:span text:style-name="T12">кодом</text:span><text:span text:style-name="T9"> </text:span><text:span text:style-name="T12">программы</text:span><text:span text:style-name="T9"> Labrab.c.<text:line-break/></text:span><text:span text:style-name="T12">В</text:span><text:span text:style-name="T9"> </text:span><text:span text:style-name="T12">репозитории</text:span><text:span text:style-name="T9"> </text:span><text:span text:style-name="T12">на</text:span><text:span text:style-name="T9"> Github </text:span><text:span text:style-name="T12">создана</text:span><text:span text:style-name="T9"> </text:span><text:span text:style-name="T12">от</text:span><text:span text:style-name="T9"> </text:span><text:span text:style-name="T12">мастера</text:span><text:span text:style-name="T9"> </text:span><text:span text:style-name="T12">ветка</text:span><text:span text:style-name="T9"> Grechkov_2sem_lr1 </text:span><text:span text:style-name="T12">с</text:span><text:span text:style-name="T9"> </text:span><text:span text:style-name="T12">помощью</text:span><text:span text:style-name="T9"> </text:span><text:span text:style-name="T12">команды</text:span><text:span text:style-name="T9"> «git checkout -b Grechkov_2sem_lr1». <text:line-break/></text:span><text:span text:style-name="T12">Папка</text:span><text:span text:style-name="T9"> </text:span><text:span text:style-name="T12">с</text:span><text:span text:style-name="T9"> </text:span><text:span text:style-name="T12">отчётом</text:span><text:span text:style-name="T9"> </text:span><text:span text:style-name="T12">и</text:span><text:span text:style-name="T9"> </text:span><text:span text:style-name="T12">кодом</text:span><text:span text:style-name="T9"> </text:span><text:span text:style-name="T12">программы</text:span><text:span text:style-name="T9"> </text:span><text:span text:style-name="T12">перемещена</text:span><text:span text:style-name="T9"> </text:span><text:span text:style-name="T12">в</text:span><text:span text:style-name="T9"> <text:s/></text:span><text:span text:style-name="T12">репозиторий</text:span><text:span text:style-name="T9"> </text:span><text:span text:style-name="T12">командами</text:span><text:span text:style-name="T9"><text:line-break/>«git add Second_sem_lr1»<text:line-break/>«git commit -m «message»» <text:line-break/>«git push origin Grechkov_2sem_lr1»<text:line-break/></text:span><text:span text:style-name="T12">После</text:span><text:span text:style-name="T9"> </text:span><text:span text:style-name="T12">чего</text:span><text:span text:style-name="T9"> </text:span><text:span text:style-name="T12">был</text:span><text:span text:style-name="T9"> </text:span><text:span text:style-name="T12">сделан</text:span><text:span text:style-name="T9"> pull request </text:span><text:span text:style-name="T12">на</text:span><text:span text:style-name="T9"> </text:span><text:span text:style-name="T12">ветку</text:span><text:span text:style-name="T9"> master. <text:line-break/><text:line-break/></text:span><text:span text:style-name="T11">Вывод</text:span><text:span text:style-name="T12">: В результате выполнения данной лабораторной работы мной освоены способы применения функций стандартной библиотеки С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FreeMono" svg:font-family="FreeMono"/>
    <style:font-face style:name="Liberation Serif" svg:font-family="'Liberation Serif'"/>
    <style:font-face style:name="Segoe UI Symbol" svg:font-family="'Segoe UI Symbol'"/>
    <style:font-face style:name="Symbol" svg:font-family="Symbol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3-28T22:44:37.861990133</dc:date>
    <meta:editing-duration>PT49S</meta:editing-duration>
    <meta:editing-cycles>1</meta:editing-cycles>
    <meta:document-statistic meta:table-count="1" meta:image-count="0" meta:object-count="0" meta:page-count="5" meta:paragraph-count="97" meta:word-count="530" meta:character-count="3848" meta:non-whitespace-character-count="3349"/>
    <meta:generator>LibreOffice/5.1.4.2$Linux_X86_64 LibreOffice_project/10m0$Build-2</meta:generator>
  </office:meta>
</office:document-meta>
</file>